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rsid="001f54ab" officeooo:paragraph-rsid="0092bcce" fo:background-color="#ffff00"/>
    </style:style>
    <style:style style:name="P6" style:family="paragraph" style:parent-style-name="Absatz_20__28_folgende_29_">
      <style:text-properties officeooo:paragraph-rsid="0024817d"/>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officeooo:rsid="001f54ab" officeooo:paragraph-rsid="0098580e"/>
    </style:style>
    <style:style style:name="P14"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text-properties officeooo:paragraph-rsid="0090dd18"/>
    </style:style>
    <style:style style:name="P17" style:family="paragraph" style:parent-style-name="Absatz_20__28_folgende_29_">
      <style:text-properties officeooo:paragraph-rsid="0091e8c0"/>
    </style:style>
    <style:style style:name="P18"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9"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20" style:family="paragraph" style:parent-style-name="Absatz_20__28_folgende_29_">
      <style:paragraph-properties fo:margin-left="0cm" fo:margin-right="8.999cm" fo:text-indent="0cm" style:auto-text-indent="false"/>
      <style:text-properties officeooo:rsid="00371882"/>
    </style:style>
    <style:style style:name="P21" style:family="paragraph" style:parent-style-name="Absatz_20__28_folgende_29_">
      <style:paragraph-properties fo:margin-left="0cm" fo:margin-right="8.999cm" fo:text-indent="0cm" style:auto-text-indent="false"/>
      <style:text-properties officeooo:rsid="00371882" officeooo:paragraph-rsid="00371882"/>
    </style:style>
    <style:style style:name="P22" style:family="paragraph" style:parent-style-name="Absatz_20__28_folgende_29_">
      <style:paragraph-properties fo:margin-left="0cm" fo:margin-right="8.999cm" fo:text-indent="0cm" style:auto-text-indent="false"/>
      <style:text-properties officeooo:rsid="001f54ab" officeooo:paragraph-rsid="001f54ab"/>
    </style:style>
    <style:style style:name="P23" style:family="paragraph" style:parent-style-name="Absatz_20__28_folgende_29_">
      <style:paragraph-properties fo:margin-left="0cm" fo:margin-right="8.999cm" fo:text-indent="0cm" style:auto-text-indent="false"/>
      <style:text-properties officeooo:rsid="001f54ab" officeooo:paragraph-rsid="006d5fee"/>
    </style:style>
    <style:style style:name="P24" style:family="paragraph" style:parent-style-name="Absatz_20__28_folgende_29_">
      <style:paragraph-properties fo:margin-left="0cm" fo:margin-right="8.999cm" fo:text-indent="0cm" style:auto-text-indent="false"/>
      <style:text-properties officeooo:rsid="001f54ab" officeooo:paragraph-rsid="0072e8f1"/>
    </style:style>
    <style:style style:name="P25" style:family="paragraph" style:parent-style-name="Absatz_20__28_folgende_29_">
      <style:paragraph-properties fo:margin-left="0cm" fo:margin-right="8.999cm" fo:text-indent="0cm" style:auto-text-indent="false"/>
      <style:text-properties officeooo:rsid="001f54ab" officeooo:paragraph-rsid="0074f9bc"/>
    </style:style>
    <style:style style:name="P26" style:family="paragraph" style:parent-style-name="Absatz_20__28_folgende_29_">
      <style:paragraph-properties fo:margin-left="0cm" fo:margin-right="8.999cm" fo:text-indent="0cm" style:auto-text-indent="false"/>
      <style:text-properties officeooo:rsid="001f54ab" officeooo:paragraph-rsid="0076edf2"/>
    </style:style>
    <style:style style:name="P27" style:family="paragraph" style:parent-style-name="Absatz_20__28_folgende_29_">
      <style:paragraph-properties fo:margin-left="0cm" fo:margin-right="8.999cm" fo:text-indent="0cm" style:auto-text-indent="false"/>
      <style:text-properties officeooo:rsid="001f54ab" officeooo:paragraph-rsid="00643251"/>
    </style:style>
    <style:style style:name="P28" style:family="paragraph" style:parent-style-name="Absatz_20__28_folgende_29_">
      <style:paragraph-properties fo:margin-left="0cm" fo:margin-right="8.999cm" fo:text-indent="0cm" style:auto-text-indent="false"/>
      <style:text-properties officeooo:paragraph-rsid="004fad0a"/>
    </style:style>
    <style:style style:name="P29"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30" style:family="paragraph" style:parent-style-name="Absatz_20__28_folgende_29_">
      <style:paragraph-properties fo:margin-left="0cm" fo:margin-right="8.999cm" fo:text-indent="0cm" style:auto-text-indent="false"/>
      <style:text-properties officeooo:rsid="0072e8f1" officeooo:paragraph-rsid="0072e8f1"/>
    </style:style>
    <style:style style:name="P31"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2" style:family="paragraph" style:parent-style-name="Absatz_20__28_folgende_29_">
      <style:paragraph-properties fo:margin-left="0cm" fo:margin-right="8.999cm" fo:text-indent="0cm" style:auto-text-indent="false"/>
      <style:text-properties officeooo:rsid="0074f9bc" officeooo:paragraph-rsid="0074ac4b"/>
    </style:style>
    <style:style style:name="P33" style:family="paragraph" style:parent-style-name="Absatz_20__28_folgende_29_">
      <style:paragraph-properties fo:margin-left="0cm" fo:margin-right="8.999cm" fo:text-indent="0cm" style:auto-text-indent="false"/>
      <style:text-properties officeooo:paragraph-rsid="0091e8c0"/>
    </style:style>
    <style:style style:name="P34" style:family="paragraph" style:parent-style-name="Absatz_20__28_folgende_29_">
      <style:paragraph-properties fo:margin-left="0cm" fo:margin-right="8.999cm" fo:text-indent="0cm" style:auto-text-indent="false"/>
      <style:text-properties officeooo:paragraph-rsid="00379ee4"/>
    </style:style>
    <style:style style:name="P35" style:family="paragraph" style:parent-style-name="Sektion">
      <style:paragraph-properties fo:margin-left="0cm" fo:margin-right="8.999cm" fo:text-indent="0cm" style:auto-text-indent="false"/>
      <style:text-properties officeooo:rsid="001f54ab" officeooo:paragraph-rsid="001f54ab"/>
    </style:style>
    <style:style style:name="P36" style:family="paragraph" style:parent-style-name="Sektion">
      <style:paragraph-properties fo:margin-left="0cm" fo:margin-right="8.999cm" fo:text-indent="0cm" style:auto-text-indent="false"/>
      <style:text-properties officeooo:paragraph-rsid="001f54ab"/>
    </style:style>
    <style:style style:name="P37" style:family="paragraph" style:parent-style-name="Sektion">
      <style:paragraph-properties fo:margin-left="0cm" fo:margin-right="8.999cm" fo:text-indent="0cm" style:auto-text-indent="false"/>
      <style:text-properties officeooo:rsid="0078e63d" officeooo:paragraph-rsid="0078e63d"/>
    </style:style>
    <style:style style:name="P38"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9" style:family="paragraph" style:parent-style-name="Standard">
      <style:text-properties officeooo:paragraph-rsid="00339670"/>
    </style:style>
    <style:style style:name="P40" style:family="paragraph" style:parent-style-name="Standard">
      <style:text-properties officeooo:rsid="001f54ab"/>
    </style:style>
    <style:style style:name="P41" style:family="paragraph" style:parent-style-name="Standard">
      <style:text-properties officeooo:rsid="001f54ab" officeooo:paragraph-rsid="00339670"/>
    </style:style>
    <style:style style:name="P42" style:family="paragraph" style:parent-style-name="Standard">
      <style:text-properties officeooo:rsid="001f54ab" officeooo:paragraph-rsid="00379ee4"/>
    </style:style>
    <style:style style:name="P43" style:family="paragraph" style:parent-style-name="Standard">
      <style:text-properties officeooo:rsid="001f54ab" officeooo:paragraph-rsid="0072e8f1"/>
    </style:style>
    <style:style style:name="P44" style:family="paragraph" style:parent-style-name="Standard">
      <style:text-properties officeooo:rsid="001f54ab" officeooo:paragraph-rsid="008e658a"/>
    </style:style>
    <style:style style:name="P45" style:family="paragraph" style:parent-style-name="Standard">
      <style:text-properties officeooo:rsid="001f54ab" officeooo:paragraph-rsid="0098580e"/>
    </style:style>
    <style:style style:name="P46" style:family="paragraph" style:parent-style-name="Standard">
      <style:text-properties officeooo:rsid="001f54ab" officeooo:paragraph-rsid="006b5d52"/>
    </style:style>
    <style:style style:name="P47" style:family="paragraph" style:parent-style-name="Standard">
      <style:text-properties officeooo:rsid="00339670" officeooo:paragraph-rsid="00339670"/>
    </style:style>
    <style:style style:name="P48" style:family="paragraph" style:parent-style-name="Standard">
      <style:text-properties officeooo:rsid="00339670" officeooo:paragraph-rsid="003e3ebf"/>
    </style:style>
    <style:style style:name="P49" style:family="paragraph" style:parent-style-name="Standard">
      <style:text-properties officeooo:paragraph-rsid="003fbc89"/>
    </style:style>
    <style:style style:name="P50" style:family="paragraph" style:parent-style-name="Standard">
      <style:text-properties style:font-name="Times New Roman" fo:font-size="10pt" fo:language="de" fo:country="DE" officeooo:rsid="001f54ab" fo:background-color="#ffff00" style:font-size-asian="10.5pt"/>
    </style:style>
    <style:style style:name="P51" style:family="paragraph" style:parent-style-name="Standard">
      <style:text-properties style:font-name="Times New Roman" fo:font-size="10pt" fo:language="de" fo:country="DE" officeooo:rsid="001f54ab" officeooo:paragraph-rsid="004229af" fo:background-color="#ffff00" style:font-size-asian="10.5pt"/>
    </style:style>
    <style:style style:name="P52" style:family="paragraph" style:parent-style-name="Standard">
      <style:text-properties fo:color="#000000" style:font-name="Times New Roman" fo:font-size="10pt" fo:language="de" fo:country="DE" officeooo:rsid="001f54ab" fo:background-color="#ffff00" style:font-size-asian="10.5pt"/>
    </style:style>
    <style:style style:name="P53"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4" style:family="paragraph" style:parent-style-name="Standard">
      <style:text-properties officeooo:paragraph-rsid="0045c5d0"/>
    </style:style>
    <style:style style:name="P55" style:family="paragraph" style:parent-style-name="Standard">
      <style:text-properties fo:background-color="transparent"/>
    </style:style>
    <style:style style:name="P56" style:family="paragraph" style:parent-style-name="Standard">
      <style:text-properties officeooo:paragraph-rsid="0072e8f1"/>
    </style:style>
    <style:style style:name="P57" style:family="paragraph" style:parent-style-name="Standard">
      <style:text-properties officeooo:rsid="003fbc89" officeooo:paragraph-rsid="003fbc89"/>
    </style:style>
    <style:style style:name="P58" style:family="paragraph" style:parent-style-name="Standard">
      <style:text-properties officeooo:rsid="0041883e" officeooo:paragraph-rsid="0041883e"/>
    </style:style>
    <style:style style:name="P59" style:family="paragraph" style:parent-style-name="Standard">
      <style:text-properties officeooo:rsid="004229af" officeooo:paragraph-rsid="004229af"/>
    </style:style>
    <style:style style:name="P60" style:family="paragraph" style:parent-style-name="Standard">
      <style:text-properties officeooo:paragraph-rsid="008e658a"/>
    </style:style>
    <style:style style:name="P61" style:family="paragraph" style:parent-style-name="Standard">
      <style:text-properties officeooo:paragraph-rsid="008f84b5"/>
    </style:style>
    <style:style style:name="P62" style:family="paragraph" style:parent-style-name="Standard">
      <style:text-properties officeooo:paragraph-rsid="00939894"/>
    </style:style>
    <style:style style:name="P63" style:family="paragraph" style:parent-style-name="Standard">
      <style:text-properties officeooo:paragraph-rsid="0098580e"/>
    </style:style>
    <style:style style:name="P64" style:family="paragraph" style:parent-style-name="Absatz_20__28_erster_29_">
      <style:text-properties officeooo:paragraph-rsid="001f54ab" fo:background-color="#ffff00"/>
    </style:style>
    <style:style style:name="P65" style:family="paragraph" style:parent-style-name="Absatz_20__28_erster_29_">
      <style:text-properties officeooo:rsid="001f54ab" officeooo:paragraph-rsid="001f54ab" fo:background-color="#ffff00"/>
    </style:style>
    <style:style style:name="P66" style:family="paragraph" style:parent-style-name="Absatz_20__28_erster_29_">
      <style:text-properties officeooo:paragraph-rsid="0022d655"/>
    </style:style>
    <style:style style:name="P67" style:family="paragraph" style:parent-style-name="Absatz_20__28_erster_29_">
      <style:text-properties officeooo:paragraph-rsid="00339670"/>
    </style:style>
    <style:style style:name="P68" style:family="paragraph" style:parent-style-name="Absatz_20__28_erster_29_">
      <style:text-properties officeooo:rsid="001f54ab" officeooo:paragraph-rsid="001f54ab"/>
    </style:style>
    <style:style style:name="P69" style:family="paragraph" style:parent-style-name="Absatz_20__28_erster_29_">
      <style:text-properties officeooo:rsid="001f54ab" officeooo:paragraph-rsid="00339670"/>
    </style:style>
    <style:style style:name="P70" style:family="paragraph" style:parent-style-name="Absatz_20__28_erster_29_">
      <style:text-properties officeooo:rsid="001f54ab" officeooo:paragraph-rsid="0024817d"/>
    </style:style>
    <style:style style:name="P71" style:family="paragraph" style:parent-style-name="Absatz_20__28_erster_29_">
      <style:text-properties officeooo:rsid="001f54ab" officeooo:paragraph-rsid="00898119"/>
    </style:style>
    <style:style style:name="P72"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3" style:family="paragraph" style:parent-style-name="Absatz_20__28_erster_29_">
      <style:text-properties officeooo:paragraph-rsid="00480408"/>
    </style:style>
    <style:style style:name="P74" style:family="paragraph" style:parent-style-name="Sektion">
      <style:text-properties officeooo:rsid="001f54ab" officeooo:paragraph-rsid="001f54ab"/>
    </style:style>
    <style:style style:name="P75" style:family="paragraph" style:parent-style-name="Sektion">
      <style:text-properties officeooo:rsid="0024817d" officeooo:paragraph-rsid="0024817d"/>
    </style:style>
    <style:style style:name="P76" style:family="paragraph" style:parent-style-name="Sektion">
      <style:text-properties officeooo:rsid="00405640" officeooo:paragraph-rsid="00405640"/>
    </style:style>
    <style:style style:name="P77" style:family="paragraph" style:parent-style-name="Referenz">
      <style:text-properties style:font-name="Times New Roman" fo:font-size="8pt" fo:language="de" fo:country="DE" officeooo:rsid="00853519" officeooo:paragraph-rsid="00866110" fo:background-color="transparent" style:font-size-asian="10.5pt"/>
    </style:style>
    <style:style style:name="P78" style:family="paragraph" style:parent-style-name="Referenz">
      <style:text-properties style:font-name="Times New Roman" fo:font-size="8pt" fo:language="de" fo:country="DE" officeooo:rsid="00853519" officeooo:paragraph-rsid="00853519" fo:background-color="transparent" style:font-size-asian="10.5pt"/>
    </style:style>
    <style:style style:name="P79" style:family="paragraph" style:parent-style-name="Referenz">
      <style:text-properties style:font-name="Times New Roman" fo:font-size="8pt" fo:language="de" fo:country="DE" officeooo:paragraph-rsid="00853519" fo:background-color="transparent" style:font-size-asian="10.5pt"/>
    </style:style>
    <style:style style:name="P80" style:family="paragraph" style:parent-style-name="Referenz">
      <style:text-properties style:font-name="Times New Roman" fo:font-size="8pt" officeooo:paragraph-rsid="00853519" fo:background-color="transparent" style:font-size-asian="10.5pt"/>
    </style:style>
    <style:style style:name="P81" style:family="paragraph" style:parent-style-name="Referenz">
      <style:text-properties officeooo:paragraph-rsid="00866110"/>
    </style:style>
    <style:style style:name="P82" style:family="paragraph" style:parent-style-name="Abstract">
      <style:text-properties officeooo:paragraph-rsid="00898119"/>
    </style:style>
    <style:style style:name="P83" style:family="paragraph" style:parent-style-name="Standard">
      <style:text-properties officeooo:rsid="0090dd18"/>
    </style:style>
    <style:style style:name="P84" style:family="paragraph" style:parent-style-name="Absatz_20__28_erster_29_" style:list-style-name="L1">
      <style:text-properties officeooo:paragraph-rsid="001f54ab"/>
    </style:style>
    <style:style style:name="P85"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86" style:family="paragraph" style:parent-style-name="Absatz_20__28_folgende_29_">
      <style:text-properties officeooo:rsid="0091e8c0" officeooo:paragraph-rsid="00643251"/>
    </style:style>
    <style:style style:name="P87" style:family="paragraph" style:parent-style-name="Absatz_20__28_folgende_29_">
      <style:paragraph-properties fo:margin-left="0cm" fo:margin-right="8.999cm" fo:text-indent="0cm" style:auto-text-indent="false"/>
      <style:text-properties officeooo:rsid="0091e8c0" officeooo:paragraph-rsid="0091e8c0"/>
    </style:style>
    <style:style style:name="P88" style:family="paragraph" style:parent-style-name="Absatz_20__28_folgende_29_">
      <style:paragraph-properties fo:margin-left="0cm" fo:margin-right="8.999cm" fo:text-indent="0cm" style:auto-text-indent="false"/>
      <style:text-properties officeooo:rsid="001f54ab" officeooo:paragraph-rsid="009a06cf"/>
    </style:style>
    <style:style style:name="P89" style:family="paragraph" style:parent-style-name="Absatz_20__28_folgende_29_">
      <style:paragraph-properties fo:margin-left="0cm" fo:margin-right="8.999cm" fo:text-indent="0cm" style:auto-text-indent="false"/>
      <style:text-properties officeooo:rsid="001f54ab" officeooo:paragraph-rsid="0072e8f1"/>
    </style:style>
    <style:style style:name="P90" style:family="paragraph" style:parent-style-name="Sektion">
      <style:paragraph-properties fo:margin-left="0cm" fo:margin-right="8.999cm" fo:text-indent="0cm" style:auto-text-indent="false"/>
      <style:text-properties officeooo:rsid="0091e8c0" officeooo:paragraph-rsid="0091e8c0"/>
    </style:style>
    <style:style style:name="P91" style:family="paragraph" style:parent-style-name="Title" style:master-page-name="Standard">
      <style:paragraph-properties style:page-number="auto"/>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93adc" style:font-size-asian="10.5pt"/>
    </style:style>
    <style:style style:name="T7" style:family="text">
      <style:text-properties style:font-name="Times New Roman" fo:font-size="10pt" fo:language="de" fo:country="DE" officeooo:rsid="003fbc89" style:font-size-asian="10.5pt"/>
    </style:style>
    <style:style style:name="T8" style:family="text">
      <style:text-properties style:font-name="Times New Roman" fo:font-size="10pt" fo:language="de" fo:country="DE" officeooo:rsid="00405640" style:font-size-asian="10.5pt"/>
    </style:style>
    <style:style style:name="T9" style:family="text">
      <style:text-properties style:font-name="Times New Roman" fo:font-size="10pt" fo:language="de" fo:country="DE" officeooo:rsid="008f84b5" style:font-size-asian="10.5pt"/>
    </style:style>
    <style:style style:name="T10" style:family="text">
      <style:text-properties style:font-name="Times New Roman" fo:font-size="10pt" fo:language="de" fo:country="DE" officeooo:rsid="0092bcce" style:font-size-asian="10.5pt"/>
    </style:style>
    <style:style style:name="T11" style:family="text">
      <style:text-properties style:font-name="Times New Roman" fo:font-size="10pt" fo:language="de" fo:country="DE" officeooo:rsid="00954045" style:font-size-asian="10.5pt"/>
    </style:style>
    <style:style style:name="T12" style:family="text">
      <style:text-properties style:font-name="Times New Roman" fo:font-size="10pt" fo:language="de" fo:country="DE" officeooo:rsid="0096c30c" style:font-size-asian="10.5pt"/>
    </style:style>
    <style:style style:name="T13" style:family="text">
      <style:text-properties style:font-name="Times New Roman" fo:font-size="10pt" fo:language="de" fo:country="DE" officeooo:rsid="001f54ab" fo:background-color="#ff0000" style:font-size-asian="10.5pt"/>
    </style:style>
    <style:style style:name="T14" style:family="text">
      <style:text-properties style:font-name="Times New Roman" fo:font-size="10pt" fo:language="de" fo:country="DE" officeooo:rsid="003fbc89" fo:background-color="#ff0000" style:font-size-asian="10.5pt"/>
    </style:style>
    <style:style style:name="T15" style:family="text">
      <style:text-properties style:font-name="Times New Roman" fo:font-size="10pt" fo:language="de" fo:country="DE" officeooo:rsid="0041883e" fo:background-color="#ff0000" style:font-size-asian="10.5pt"/>
    </style:style>
    <style:style style:name="T16" style:family="text">
      <style:text-properties style:font-name="Times New Roman" fo:font-size="10pt" fo:language="de" fo:country="DE" officeooo:rsid="00853519" fo:background-color="#ff0000" style:font-size-asian="10.5pt"/>
    </style:style>
    <style:style style:name="T17" style:family="text">
      <style:text-properties style:font-name="Times New Roman" fo:font-size="8pt" fo:language="de" fo:country="DE" officeooo:rsid="00853519" fo:background-color="transparent" style:font-size-asian="10.5pt"/>
    </style:style>
    <style:style style:name="T18" style:family="text">
      <style:text-properties officeooo:rsid="001f54ab"/>
    </style:style>
    <style:style style:name="T19" style:family="text">
      <style:text-properties style:use-window-font-color="true" style:font-name="Times-Roman" fo:font-size="10pt" officeooo:rsid="001f54ab" style:font-name-asian="Times-Roman" style:font-size-asian="10pt" style:font-name-complex="Times-Roman" style:font-size-complex="10pt"/>
    </style:style>
    <style:style style:name="T20"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1" style:family="text">
      <style:text-properties officeooo:rsid="0024817d"/>
    </style:style>
    <style:style style:name="T22" style:family="text">
      <style:text-properties officeooo:rsid="00251f4e"/>
    </style:style>
    <style:style style:name="T23" style:family="text">
      <style:text-properties fo:background-color="#ff0000"/>
    </style:style>
    <style:style style:name="T24" style:family="text">
      <style:text-properties officeooo:rsid="00251f4e" fo:background-color="#ff0000"/>
    </style:style>
    <style:style style:name="T25" style:family="text">
      <style:text-properties officeooo:rsid="0041883e" fo:background-color="#ff0000"/>
    </style:style>
    <style:style style:name="T26" style:family="text">
      <style:text-properties officeooo:rsid="00853519" fo:background-color="#ff0000"/>
    </style:style>
    <style:style style:name="T27" style:family="text">
      <style:text-properties officeooo:rsid="00939894" fo:background-color="#ff0000"/>
    </style:style>
    <style:style style:name="T28" style:family="text">
      <style:text-properties officeooo:rsid="0026d383"/>
    </style:style>
    <style:style style:name="T29" style:family="text">
      <style:text-properties fo:background-color="transparent"/>
    </style:style>
    <style:style style:name="T30" style:family="text">
      <style:text-properties officeooo:rsid="00298b1b" fo:background-color="transparent"/>
    </style:style>
    <style:style style:name="T31" style:family="text">
      <style:text-properties officeooo:rsid="00522c55" fo:background-color="transparent"/>
    </style:style>
    <style:style style:name="T32" style:family="text">
      <style:text-properties officeooo:rsid="008d7a4f" fo:background-color="transparent"/>
    </style:style>
    <style:style style:name="T33" style:family="text">
      <style:text-properties officeooo:rsid="00251f4e" fo:background-color="transparent"/>
    </style:style>
    <style:style style:name="T34" style:family="text">
      <style:text-properties officeooo:rsid="008f84b5" fo:background-color="transparent"/>
    </style:style>
    <style:style style:name="T35" style:family="text">
      <style:text-properties officeooo:rsid="00954045" fo:background-color="transparent"/>
    </style:style>
    <style:style style:name="T36" style:family="text">
      <style:text-properties officeooo:rsid="001f54ab" fo:background-color="transparent"/>
    </style:style>
    <style:style style:name="T37" style:family="text">
      <style:text-properties officeooo:rsid="0096c30c" fo:background-color="transparent"/>
    </style:style>
    <style:style style:name="T38" style:family="text">
      <style:text-properties officeooo:rsid="0030bcf2"/>
    </style:style>
    <style:style style:name="T39" style:family="text">
      <style:text-properties officeooo:rsid="00339670"/>
    </style:style>
    <style:style style:name="T40" style:family="text">
      <style:text-properties officeooo:rsid="0034764e" fo:background-color="#ff3333"/>
    </style:style>
    <style:style style:name="T41" style:family="text">
      <style:text-properties officeooo:rsid="00853519" fo:background-color="#ff3333"/>
    </style:style>
    <style:style style:name="T42" style:family="text">
      <style:text-properties officeooo:rsid="00371882"/>
    </style:style>
    <style:style style:name="T43"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4"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47"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8" style:family="text">
      <style:text-properties officeooo:rsid="00379ee4"/>
    </style:style>
    <style:style style:name="T49" style:family="text">
      <style:text-properties officeooo:rsid="003aa2f4"/>
    </style:style>
    <style:style style:name="T50" style:family="text">
      <style:text-properties officeooo:rsid="003dc4ee"/>
    </style:style>
    <style:style style:name="T51" style:family="text">
      <style:text-properties officeooo:rsid="003e3ebf"/>
    </style:style>
    <style:style style:name="T52" style:family="text">
      <style:text-properties fo:color="#000000"/>
    </style:style>
    <style:style style:name="T53" style:family="text">
      <style:text-properties officeooo:rsid="00405640"/>
    </style:style>
    <style:style style:name="T54" style:family="text">
      <style:text-properties officeooo:rsid="0041883e"/>
    </style:style>
    <style:style style:name="T55" style:family="text">
      <style:text-properties officeooo:rsid="004229af"/>
    </style:style>
    <style:style style:name="T56" style:family="text">
      <style:text-properties fo:color="#0000ff"/>
    </style:style>
    <style:style style:name="T57" style:family="text">
      <style:text-properties fo:color="#2b91af"/>
    </style:style>
    <style:style style:name="T58" style:family="text">
      <style:text-properties fo:color="#a31515"/>
    </style:style>
    <style:style style:name="T59" style:family="text">
      <style:text-properties officeooo:rsid="0045c5d0"/>
    </style:style>
    <style:style style:name="T60" style:family="text">
      <style:text-properties officeooo:rsid="00480408"/>
    </style:style>
    <style:style style:name="T61" style:family="text">
      <style:text-properties officeooo:rsid="004db0ac"/>
    </style:style>
    <style:style style:name="T62" style:family="text">
      <style:text-properties fo:font-style="italic" officeooo:rsid="001f54ab" style:font-style-asian="italic" style:font-style-complex="italic"/>
    </style:style>
    <style:style style:name="T63" style:family="text">
      <style:text-properties officeooo:rsid="005839ce"/>
    </style:style>
    <style:style style:name="T64" style:family="text">
      <style:text-properties officeooo:rsid="005caa62"/>
    </style:style>
    <style:style style:name="T65" style:family="text">
      <style:text-properties officeooo:rsid="00689757"/>
    </style:style>
    <style:style style:name="T66" style:family="text">
      <style:text-properties officeooo:rsid="006b8ab1"/>
    </style:style>
    <style:style style:name="T67" style:family="text">
      <style:text-properties officeooo:rsid="0072e8f1"/>
    </style:style>
    <style:style style:name="T68" style:family="text">
      <style:text-properties officeooo:rsid="0074ac4b"/>
    </style:style>
    <style:style style:name="T69" style:family="text">
      <style:text-properties officeooo:rsid="0074f9bc"/>
    </style:style>
    <style:style style:name="T70" style:family="text">
      <style:text-properties officeooo:rsid="00765e3d"/>
    </style:style>
    <style:style style:name="T71" style:family="text">
      <style:text-properties officeooo:rsid="0078f7ce"/>
    </style:style>
    <style:style style:name="T72" style:family="text">
      <style:text-properties officeooo:rsid="00853519"/>
    </style:style>
    <style:style style:name="T73" style:family="text">
      <style:text-properties fo:language="de" fo:country="DE" officeooo:rsid="00853519"/>
    </style:style>
    <style:style style:name="T74" style:family="text">
      <style:text-properties officeooo:rsid="00898119"/>
    </style:style>
    <style:style style:name="T75" style:family="text">
      <style:text-properties officeooo:rsid="008b1bff"/>
    </style:style>
    <style:style style:name="T76" style:family="text">
      <style:text-properties officeooo:rsid="008cfd9a"/>
    </style:style>
    <style:style style:name="T77" style:family="text">
      <style:text-properties officeooo:rsid="008d7a4f"/>
    </style:style>
    <style:style style:name="T78" style:family="text">
      <style:text-properties officeooo:rsid="008e658a"/>
    </style:style>
    <style:style style:name="T79" style:family="text">
      <style:text-properties officeooo:rsid="008f84b5"/>
    </style:style>
    <style:style style:name="T80" style:family="text">
      <style:text-properties officeooo:rsid="0090dd18"/>
    </style:style>
    <style:style style:name="T81" style:family="text">
      <style:text-properties officeooo:rsid="0091e8c0"/>
    </style:style>
    <style:style style:name="T82" style:family="text">
      <style:text-properties officeooo:rsid="0092bcce"/>
    </style:style>
    <style:style style:name="T83" style:family="text">
      <style:text-properties officeooo:rsid="00939894"/>
    </style:style>
    <style:style style:name="T84" style:family="text">
      <style:text-properties officeooo:rsid="00954045"/>
    </style:style>
    <style:style style:name="T85" style:family="text">
      <style:text-properties officeooo:rsid="0096c30c"/>
    </style:style>
    <style:style style:name="T86" style:family="text">
      <style:text-properties officeooo:rsid="0098580e"/>
    </style:style>
    <style:style style:name="T87" style:family="text">
      <style:text-properties officeooo:rsid="009a06cf"/>
    </style:style>
    <style:style style:name="T88" style:family="text">
      <style:text-properties officeooo:rsid="009ace91"/>
    </style:style>
    <style:style style:name="T89" style:family="text">
      <style:text-properties officeooo:rsid="009b7250"/>
    </style:style>
    <style:style style:name="T9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91"><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82"><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74">Dynamics?</text:p>
      <text:p text:style-name="P8"><text:span text:style-name="T74">Rudern wir kurz zurück für Diejenige die es verpasst haben. </text:span>C# <text:span text:style-name="T74">sollte eine Statisch-Typisiert Sprache</text:span>, <text:span text:style-name="T74">was ist denn dieses '</text:span>dynamic<text:span text:style-name="T74">' wovon ich spreche?</text:span></text:p>
      <text:p text:style-name="P68"/>
      <text:p text:style-name="P71">C# is<text:span text:style-name="T74">t eine Statisch-Typisiert Sprache. Die Sprache drückt T</text:span>yp<text:span text:style-name="T74">-Beschränkungen aus die verifiziert und validiert am Kompilierzeit werden können. Folgendes Kode kompiliert zum Beispiel nicht</text:span>:</text:p>
      <text:p text:style-name="P68"/>
      <text:p text:style-name="P65"><text:bookmark-start text:name="__DdeLink__2404_878233307"/>string lang<text:span text:style-name="T74">uage</text:span> = "C#";</text:p>
      <text:p text:style-name="P65">lang<text:span text:style-name="T74">uage</text:span>++;<text:bookmark-end text:name="__DdeLink__2404_878233307"/></text:p>
      <text:p text:style-name="P68"/>
      <text:p text:style-name="P66"><text:span text:style-name="T74">Es ist klar, der Compiler </text:span><text:span text:style-name="T75">merkt dass das </text:span><text:span text:style-name="T18">"++" </text:span><text:span text:style-name="T75">O</text:span><text:span text:style-name="T18">perator </text:span><text:span text:style-name="T75">nicht auf 'string' </text:span><text:span text:style-name="T76">Operand</text:span><text:span text:style-name="T75"> appliziert werden kann und wirft ein Fehler zurück</text:span><text:span text:style-name="T18">. </text:span><text:span text:style-name="T75">Ebenso</text:span><text:span text:style-name="T18">, </text:span><text:span text:style-name="T75">sofern kein '</text:span><text:span text:style-name="T49">ToUppper</text:span><text:span text:style-name="T75">' Methode definiert wird, kompiliert</text:span><text:span text:style-name="T18"> </text:span><text:span text:style-name="T75">Folgendes nicht besser</text:span><text:span text:style-name="T18">:</text:span></text:p>
      <text:p text:style-name="P68"/>
      <text:p text:style-name="P64"><text:bookmark-start text:name="__DdeLink__2406_878233307"/><text:span text:style-name="T18">int </text:span><text:span text:style-name="T75">t</text:span><text:span text:style-name="T39">he</text:span><text:span text:style-name="T18">Answer = 42;</text:span></text:p>
      <text:p text:style-name="P64"><text:span text:style-name="T75">t</text:span><text:span text:style-name="T39">he</text:span><text:span text:style-name="T18">Answer.ToUpper();</text:span><text:bookmark-end text:name="__DdeLink__2406_878233307"/></text:p>
      <text:p text:style-name="P68"/>
      <text:p text:style-name="P67"><text:span text:style-name="T76">Der Compiler kann da keine Methode-Definition für </text:span><text:span text:style-name="T18">'ToUpper' </text:span><text:span text:style-name="T76">der ein Argument von Ty</text:span><text:span text:style-name="T18">p 'int' </text:span><text:span text:style-name="T76">braucht</text:span><text:span text:style-name="T18">. </text:span></text:p>
      <text:p text:style-name="P69"><text:soft-page-break/></text:p>
      <text:p text:style-name="P67"><text:span text:style-name="T76">Was passiert wenn wir den </text:span><text:span text:style-name="T18">'string' </text:span><text:span text:style-name="T76">u</text:span><text:span text:style-name="T18">nd 'int' </text:span><text:span text:style-name="T76">T</text:span><text:span text:style-name="T18">ype</text:span><text:span text:style-name="T76">n</text:span><text:span text:style-name="T18"> </text:span><text:span text:style-name="T76">mit 'dynamic' tauschen</text:span><text:span text:style-name="T18">. </text:span><text:span text:style-name="T76">Ihr solltet da der Compiler sofort lächeln sehen ohne irgendeine Fehler zu melden</text:span><text:span text:style-name="T18">.</text:span></text:p>
      <text:p text:style-name="P70"/>
      <text:p text:style-name="P70"><text:span text:style-name="T76">In D</text:span>ynami<text:span text:style-name="T76">sch-Typisierte Sprachen, wird der Typ-Sicherheit am Laufzeit festgestellt</text:span>. <text:span text:style-name="T76">Daher Compilieren die Beispiele hier oben, krachen aber trotzdem wunderbar</text:span>...</text:p>
      <text:p text:style-name="P75"><text:span text:style-name="T77">Warum hat C# ein </text:span>"dynamic"<text:span text:style-name="T77"> Schlüsselwort denn überhaupt?</text:span></text:p>
      <text:p text:style-name="P6"><text:span text:style-name="T77">Nehmen wir ein einfaches Beispiel dass </text:span><text:span text:style-name="T39">Scott Hanselman </text:span><text:span text:style-name="T77">auf sein Blog</text:span><text:span text:style-name="T39"> </text:span><text:span text:style-name="T23">[</text:span><text:span text:style-name="T26">1</text:span><text:span text:style-name="T23">]</text:span><text:span text:style-name="T29"> </text:span><text:span text:style-name="T32">beschrieben hat</text:span><text:span text:style-name="T21">:</text:span></text:p>
      <text:p text:style-name="P68"/>
      <text:p text:style-name="P1"><text:bookmark-start text:name="__DdeLink__2408_878233307"/>Calculator calc = <text:span text:style-name="T77">new Calculator</text:span>();</text:p>
      <text:p text:style-name="P1">int sum = calc.Add(10, 20);<text:bookmark-end text:name="__DdeLink__2408_878233307"/></text:p>
      <text:p text:style-name="P9"/>
      <text:p text:style-name="P39"><text:span text:style-name="T78">Da instanzen wir einfach ein C</text:span><text:span text:style-name="T39">alculator </text:span><text:span text:style-name="T78">Objekt und rufen eine '</text:span><text:span text:style-name="T39">Add</text:span><text:span text:style-name="T78">'</text:span><text:span text:style-name="T39"> </text:span><text:span text:style-name="T78">M</text:span><text:span text:style-name="T50">ethod</text:span><text:span text:style-name="T78">e</text:span><text:span text:style-name="T39">. </text:span><text:span text:style-name="T78">Was würde denn passieren wenn wir </text:span><text:span text:style-name="T18">'object' </text:span><text:span text:style-name="T78">statt 'Calculator' als Variablen-Typ verwenden würden</text:span><text:span text:style-name="T18">?</text:span></text:p>
      <text:p text:style-name="P41"/>
      <text:p text:style-name="P60"><text:span text:style-name="T78">Dann weiß der C</text:span><text:span text:style-name="T18">ompiler </text:span><text:span text:style-name="T78">nicht dass eine '</text:span><text:span text:style-name="T18">Add</text:span><text:span text:style-name="T78">' Methode gibt und ein Fehler ist angezeigt</text:span><text:span text:style-name="T18">. </text:span><text:span text:style-name="T78">Daher, wenn wir mehrere Objekte haben die eine Add Methode besizten, definieren wir in der Regeln eine Schnittstelle die diese gemeinsame Fähigkeiten zusammenfasst.</text:span></text:p>
      <text:p text:style-name="P44"/>
      <text:p text:style-name="P60"><text:span text:style-name="T78">Wir können aber ohne Schnittstelle trotsdem klar kommen. Mit hilfe von R</text:span><text:span text:style-name="T18">eflection </text:span><text:span text:style-name="T78">können wir an der 'Add' Member am Laufzeit zugreiffen. Es funktionniert, aber der Syntax ist etwas... weniger schön</text:span><text:span text:style-name="T39">:</text:span></text:p>
      <text:p text:style-name="P9"/>
      <text:p text:style-name="P2"><text:bookmark-start text:name="__DdeLink__2410_878233307"/>object calc = <text:span text:style-name="T77">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39"><text:span text:style-name="T78">Der</text:span><text:span text:style-name="T18"> „Add“ </text:span><text:span text:style-name="T51">Method i</text:span><text:span text:style-name="T18">s</text:span><text:span text:style-name="T78">t</text:span><text:span text:style-name="T18"> </text:span><text:span text:style-name="T78">aber da. Schön wäre wenn wir diese Compile checks einfach überspringen könnten, dann würde der Programm am Laufzeit korrekt reagieren.</text:span><text:span text:style-name="T18"> </text:span><text:span text:style-name="T78">Das genau erlaubt uns der 'dynamic' Schlüsselwort</text:span><text:span text:style-name="T18">:</text:span></text:p>
      <text:p text:style-name="P9"/>
      <text:p text:style-name="P2">dynamic calc = <text:span text:style-name="T77">new Calculator</text:span>();</text:p>
      <text:p text:style-name="P1">int sum = calc.Add(10, 20);</text:p>
      <text:p text:style-name="P9"><text:soft-page-break/></text:p>
      <text:p text:style-name="P48"><text:span text:style-name="T79">Der Compiler erlaubt alles was nach ein '</text:span>dynamic<text:span text:style-name="T79">' Schlüsselwort solange es sich an der </text:span>C# <text:span text:style-name="T79">S</text:span>yntax <text:span text:style-name="T79">hält</text:span><text:span text:style-name="T51">.</text:span></text:p>
      <text:p text:style-name="P57"/>
      <text:p text:style-name="P61"><text:span text:style-name="T79">Diese Idee, ein Objekt Typ via dessen Methode &amp; Attributen zu definieren anstatt via dessen Class trägt der Name 'Duck-Typing' und würde erst bei </text:span><text:span text:style-name="T7">James Whitcomb Riley </text:span><text:span text:style-name="T9">breschrieben: </text:span><text:span text:style-name="T7">„</text:span><text:span text:style-name="T44">Wenn ich einen Vogel sehe, der wie eine Ente läuft, wie eine Ente schwimmt und wie eine Ente schnattert, dann nenne ich diesen Vogel eine Ente.</text:span><text:span text:style-name="T7">“ </text:span><text:span text:style-name="T14">[</text:span><text:span text:style-name="T16">2</text:span><text:span text:style-name="T14">]</text:span><text:span text:style-name="T7">. </text:span><text:span text:style-name="T8">Duck</text:span><text:span text:style-name="T9">-</text:span><text:span text:style-name="T8">Typing is</text:span><text:span text:style-name="T9">t ein Kern Konzept alle </text:span><text:span text:style-name="T8">Dynamic</text:span><text:span text:style-name="T9">he</text:span><text:span text:style-name="T8">-</text:span><text:span text:style-name="T9">Sprachen. Damit steigt dramatisch der Sprach-F</text:span><text:span text:style-name="T8">lexibil</text:span><text:span text:style-name="T9">ität, aber sinkt der Fehlerrobustheit</text:span><text:span text:style-name="T8"> </text:span><text:span text:style-name="T9">der Sprache</text:span><text:span text:style-name="T8">.</text:span></text:p>
      <text:p text:style-name="P47"/>
      <text:p text:style-name="P49"><text:span text:style-name="T79">Zusätzlich zum Verlusst der Compile-Time Verifizierung, dynamische Sprachen können nur schwer Methoden &amp; Properties ableiten. Daher können sie kein so mächtige Tools wie </text:span><text:span text:style-name="T18">IntelliSense</text:span><text:span text:style-name="T22"> </text:span><text:span text:style-name="T24">[</text:span><text:span text:style-name="T26">3</text:span><text:span text:style-name="T24">]</text:span><text:span text:style-name="T33"> </text:span><text:span text:style-name="T34">anbieten</text:span><text:span text:style-name="T53">.</text:span><text:span text:style-name="T79"> C# ist da kein Ausnahme, sobald wir 'dynamic' verwenden ist wird IntelliSence stumm.</text:span></text:p>
      <text:p text:style-name="P76">.<text:span text:style-name="T80">NET </text:span>Dynamic<text:span text:style-name="T80">he Sprache</text:span></text:p>
      <text:p text:style-name="P16"><text:span text:style-name="T80">Der eine Szenario in welche dieses dynamisches-verfahren wirklich Sinn macht besteht in Interoperabilität mit Dynamisch-typisierte Sprachen wir Python und Ruby, oder eher dessen .NET Varianten IronPython </text:span><text:span text:style-name="T25">[</text:span><text:span text:style-name="T26">4</text:span><text:span text:style-name="T25">]</text:span><text:span text:style-name="T80"> und IronRuby </text:span><text:span text:style-name="T15">[</text:span><text:span text:style-name="T16">5</text:span><text:span text:style-name="T15">]</text:span><text:span text:style-name="T80">.</text:span><text:span text:style-name="T54"> </text:span><text:span text:style-name="T80">In diese Fälle erlaubt der '</text:span><text:span text:style-name="T54">dynamic</text:span><text:span text:style-name="T80">' Schlüsselwort</text:span><text:span text:style-name="T54"> </text:span><text:span text:style-name="T80">Python oder Ruby S</text:span><text:span text:style-name="T54">cript</text:span><text:span text:style-name="T80">e</text:span><text:span text:style-name="T54"> </text:span><text:span text:style-name="T80">der CLR und der .NET Plateform zu zugreiffen</text:span><text:span text:style-name="T54">.</text:span></text:p>
      <text:p text:style-name="P58"/>
      <text:p text:style-name="P54"><text:span text:style-name="T80">Hier ist ein Beispiel dieses Verfahren inspiriert aus der CodeProject</text:span><text:span text:style-name="T59"> </text:span><text:span text:style-name="T15">[</text:span><text:span text:style-name="T16">6</text:span><text:span text:style-name="T15">]</text:span><text:span text:style-name="T59">. </text:span><text:span text:style-name="T80">Hier ist der </text:span><text:span text:style-name="T55">Python </text:span><text:span text:style-name="T80">S</text:span><text:span text:style-name="T55">cript </text:span><text:span text:style-name="T80">dass wir gerne verwenden würden</text:span><text:span text:style-name="T55">:</text:span></text:p>
      <text:p text:style-name="P59"/>
      <text:p text:style-name="P53">def add(a, b):</text:p>
      <text:p text:style-name="P52"><text:s text:c="4"/>"add(a, b) -&gt; returns a + b"</text:p>
      <text:p text:style-name="P52"><text:s text:c="4"/>return a + b</text:p>
      <text:p text:style-name="P59"/>
      <text:p text:style-name="P54"><text:span text:style-name="T80">In C# brauchen wir nur ein Python Runtime bauen, der Script in ein 'dynamic' Objekt laden und schon können wir diese 'add' Methode aufrufen</text:span><text:span text:style-name="T55">:</text:span></text:p>
      <text:p text:style-name="P59"/>
      <text:p text:style-name="P51"><text:span text:style-name="T56">var</text:span><text:span text:style-name="T52"> pythonRuntime = </text:span><text:span text:style-name="T57">Python</text:span><text:span text:style-name="T52">.CreateRuntime();</text:span></text:p>
      <text:p text:style-name="P50"><text:span text:style-name="T56">dynamic</text:span><text:span text:style-name="T52"> pythonScript = <text:tab/>pythonRuntime.UseFile(</text:span><text:span text:style-name="T58">"script.py"</text:span><text:span text:style-name="T52">);</text:span></text:p>
      <text:p text:style-name="P51"><text:span text:style-name="T56">var </text:span><text:span text:style-name="T52">result = pythonScript.add(100, 200)));</text:span></text:p>
      <text:p text:style-name="P59"/>
      <text:p text:style-name="P76"><text:soft-page-break/><text:span text:style-name="T80">Ja, und</text:span>?</text:p>
      <text:p text:style-name="P83">Das alles ist weder neu noch wirklich spannend. Iron-Interoperabilität machen im ernst wenige Projekte, also wo will ich denn hin?</text:p>
      <text:p text:style-name="P83"/>
      <text:p text:style-name="P73"><text:span text:style-name="T80">Benutzer der </text:span><text:span text:style-name="T18">ASP.NET MVC </text:span><text:span text:style-name="T60">Framework</text:span><text:span text:style-name="T18"> </text:span><text:span text:style-name="T40">[</text:span><text:span text:style-name="T41">7</text:span><text:span text:style-name="T40">]</text:span><text:span text:style-name="T18"> </text:span><text:span text:style-name="T80">haben schon mal ein dynamisches Objekt verwendet: <text:s/>der </text:span><text:span text:style-name="T18">'ViewBag'. </text:span><text:span text:style-name="T80">In die letzte Jahre habe ich mehrere Projekte entdeckt wie</text:span><text:span text:style-name="T18"> </text:span><text:span text:style-name="T22">NancyFx </text:span><text:span text:style-name="T24">[</text:span><text:span text:style-name="T26">8</text:span><text:span text:style-name="T24">]</text:span><text:span text:style-name="T22">, </text:span><text:span text:style-name="T18">Simple.Data</text:span><text:span text:style-name="T22"> </text:span><text:span text:style-name="T24">[</text:span><text:span text:style-name="T26">9</text:span><text:span text:style-name="T24">]</text:span><text:span text:style-name="T18"> o</text:span><text:span text:style-name="T80">der</text:span><text:span text:style-name="T18"> Oak</text:span><text:span text:style-name="T22"> </text:span><text:span text:style-name="T24">[</text:span><text:span text:style-name="T26">10</text:span><text:span text:style-name="T24">]</text:span><text:span text:style-name="T18"> </text:span><text:span text:style-name="T80">die diese dynamische konstrukte verwenden </text:span><text:span text:style-name="T18">(</text:span><text:span text:style-name="T80">ärme Kätzchen</text:span><text:span text:style-name="T18">). </text:span><text:span text:style-name="T80">Es schaut also so aus als ob es ein paar Szenarien gäbe in welche diese Dreckige-Dynamics schon interessant wären.</text:span></text:p>
      <text:p text:style-name="P90">APIs</text:p>
      <text:p text:style-name="P86">Bevor wir weiter bohren können würde ich gerne kurz über API reden.</text:p>
      <text:p text:style-name="P27"/>
      <text:p text:style-name="P87">Ein Massives Nachteil der 'dynamic' ist das es der Entdeckbarkeit beschränkt. Ohne IntelliSense müssen wir die APIs sehr gut kennen oder werden wir sicherlich das Rad neu erfinden. </text:p>
      <text:p text:style-name="P87"/>
      <text:p text:style-name="P33"><text:span text:style-name="T81">Ein A</text:span><text:span text:style-name="T38">PI </text:span><text:span text:style-name="T81">zu basteln bedeutet sich viele Gedanken zu machen über was die Benutzer wirklich damit machen wollen. Zusätzlich zu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dabei in dieses Gedankenprozess.</text:span></text:p>
      <text:p text:style-name="P74">DynamicObject</text:p>
      <text:p text:style-name="P17"><text:span text:style-name="T81">Das </text:span><text:span text:style-name="T18">System.Dynamic.DynamicObject </text:span><text:span text:style-name="T81">ist der Basis für alle D</text:span><text:span text:style-name="T42">ynami</text:span><text:span text:style-name="T81">sche O</text:span><text:span text:style-name="T42">bje</text:span><text:span text:style-name="T81">k</text:span><text:span text:style-name="T42">t</text:span><text:span text:style-name="T81">e</text:span><text:span text:style-name="T18">. </text:span><text:span text:style-name="T81">Ein </text:span><text:span text:style-name="T18">DynamicObject </text:span><text:span text:style-name="T81">belichtet seine Members am Laufzeit via Drei Methoden</text:span><text:span text:style-name="T18"> </text:span><text:span text:style-name="T81">dass man overriden kann</text:span><text:span text:style-name="T18">:</text:span></text:p>
      <text:p text:style-name="P72"/>
      <text:list xml:id="list893505195112199806" text:style-name="L1">
        <text:list-item>
          <text:p text:style-name="P84"><text:span text:style-name="T19">TrySetMe</text:span><text:span text:style-name="T20">mber</text:span></text:p>
        </text:list-item>
        <text:list-item>
          <text:p text:style-name="P85">TryGetMember</text:p>
        </text:list-item>
        <text:list-item>
          <text:p text:style-name="P85">TryInvokeMember</text:p>
        </text:list-item>
      </text:list>
      <text:p text:style-name="P14"/>
      <text:p text:style-name="P19"><text:span text:style-name="T81">Diese Funktionen in ein Schlaue Art-und-weise zu kombinieren ist das Schlüssel diese Anwendungen</text:span>.</text:p>
      <text:p text:style-name="P74"><text:soft-page-break/>ExpandoObject</text:p>
      <text:p text:style-name="P8"><text:span text:style-name="T81">Das</text:span> System.Dynamic.ExpandoObject <text:span text:style-name="T82">ist ein O</text:span>bje<text:span text:style-name="T82">k</text:span>t <text:span text:style-name="T82">welche Members am Laufzeit dynamisch hinzugefügt und entfernt werden können.</text:span></text:p>
      <text:p text:style-name="P20"/>
      <text:p text:style-name="P21"><text:span text:style-name="T82">Beispiel</text:span>:</text:p>
      <text:p text:style-name="P9"/>
      <text:p text:style-name="P4"><text:bookmark-start text:name="__DdeLink__2453_878233307"/>dynamic myExpando = new ExpandoObject();</text:p>
      <text:p text:style-name="P4">myExpando.number = 10; //<text:span text:style-name="T82">Eigenschaft hinzufügen</text:span></text:p>
      <text:p text:style-name="P5">myExpando.Increment = (Action)(() =&gt; <text:tab/>{ myExpando.number++; }); //<text:span text:style-name="T82">Methode hinzufügen</text:span></text:p>
      <text:p text:style-name="P3"><text:span text:style-name="T18">Console.WriteLine(</text:span><text:span text:style-name="T28">myExpando</text:span><text:span text:style-name="T18">.number); //10</text:span></text:p>
      <text:p text:style-name="P4">sampleObject.Increment(); //<text:span text:style-name="T82">Methoden Aufruf</text:span></text:p>
      <text:p text:style-name="P3"><text:span text:style-name="T18">Console.WriteLine(</text:span><text:span text:style-name="T28">myExpando</text:span><text:span text:style-name="T18">.number); //</text:span><text:span text:style-name="T82">1</text:span><text:span text:style-name="T18">1</text:span><text:bookmark-end text:name="__DdeLink__2453_878233307"/></text:p>
      <text:p text:style-name="P22"/>
      <text:p text:style-name="P28"><text:span text:style-name="T83">A</text:span><text:span text:style-name="T82">nstatt '</text:span><text:span text:style-name="T42">Number</text:span><text:span text:style-name="T82">'</text:span><text:span text:style-name="T42"> o</text:span><text:span text:style-name="T82">de</text:span><text:span text:style-name="T42">r </text:span><text:span text:style-name="T82">'</text:span><text:span text:style-name="T42">Increment</text:span><text:span text:style-name="T82">' hätte ich alles mögliches schreiben können</text:span><text:span text:style-name="T42">. </text:span><text:span text:style-name="T82">Diese Eigenschaften und Methoden existiert nicht und werden am Laufzeit hinzugefügt. </text:span><text:span text:style-name="T10">Innerlich verwendet das </text:span><text:span text:style-name="T43">Expando </text:span><text:span text:style-name="T46">ein art D</text:span><text:span text:style-name="T43">ictionary </text:span><text:span text:style-name="T46">um diese Dynamische Eigenschaften zu speichern</text:span><text:span text:style-name="T43">. </text:span><text:span text:style-name="T46">Der Dictionary hat Eigenschaft Namen als Schlüssel und die Werte können direkt </text:span><text:span text:style-name="T45">via </text:span><text:span text:style-name="T47">„object.&lt;key&gt;“</text:span><text:span text:style-name="T45"> </text:span><text:span text:style-name="T46">S</text:span><text:span text:style-name="T45">yntax </text:span><text:span text:style-name="T46">aufgerufen werden</text:span><text:span text:style-name="T45">.</text:span></text:p>
      <text:p text:style-name="P18"/>
      <text:p text:style-name="P62"><text:span text:style-name="T83">Der </text:span><text:span text:style-name="T18">ASP.NET MVC </text:span><text:span text:style-name="T83">V</text:span><text:span text:style-name="T18">iewBag </text:span><text:span text:style-name="T83">ist sehr Ähnlich wie ein ExpandoObject und für die meistens Entwicklern ist das ExpandoObject ein einfaches Eigenschaft-Sack.</text:span></text:p>
      <text:p text:style-name="P42"/>
      <text:p text:style-name="P34"><text:span text:style-name="T83">Auf ihre Blog </text:span><text:span text:style-name="T27">[11]</text:span><text:span text:style-name="T83"> hat </text:span><text:span text:style-name="T18">Alexandra Rusina </text:span><text:span text:style-name="T83">ein anderes Verwendung von </text:span><text:span text:style-name="T30"><text:s/></text:span><text:span text:style-name="T31">ExpandoObjects </text:span><text:span text:style-name="T35">dargestellt: XML Strukturen behandlung.</text:span><text:span text:style-name="T36"> </text:span><text:span text:style-name="T35">Anhand von ExpandoObjects kann man hierarchische Strukturen bauen die sich danach einfacher behandeln lassen als Xelements. </text:span><text:span text:style-name="T37">Der Konvertierung von und zu XML muss aber leider per Hand gemacht werden.</text:span></text:p>
      <text:p text:style-name="P42"/>
      <text:p text:style-name="P55"><text:span text:style-name="T84">Um noch weiter zu gehen, implementiert </text:span><text:span text:style-name="T18">ExpandoObject</text:span><text:span text:style-name="T84">s der </text:span><text:span text:style-name="T62">INotifyPropertyChanged</text:span><text:span text:style-name="T18"> </text:span><text:span text:style-name="T84">Schnittstelle und kann sogar Erreignisse als Eigenschaften speichern.</text:span><text:span text:style-name="T18"> </text:span><text:span text:style-name="T84">Damit können ExpandoObjekte beobachtet werden und in DataBinding Szenarien verwendet werden ; dies ist ungefähr war </text:span><text:span text:style-name="T63">NancyFx </text:span><text:span text:style-name="T84">tut</text:span><text:span text:style-name="T48">.</text:span></text:p>
      <text:p text:style-name="P74">ElasticObject</text:p>
      <text:p text:style-name="P7"><text:span text:style-name="T11">Das</text:span><text:span text:style-name="T3"> ElasticObject </text:span><text:span text:style-name="T13">[</text:span><text:span text:style-name="T16">12</text:span><text:span text:style-name="T13">]</text:span><text:span text:style-name="T3">, </text:span><text:span text:style-name="T4">i</text:span><text:span text:style-name="T3">s</text:span><text:span text:style-name="T11">t ein</text:span><text:span text:style-name="T6"> </text:span><text:span text:style-name="T5">OpenSource </text:span><text:span text:style-name="T11">Cousin</text:span><text:span text:style-name="T3"> </text:span><text:span text:style-name="T11">das</text:span><text:span text:style-name="T3"> ExpandoObject</text:span><text:span text:style-name="T5"> </text:span><text:span text:style-name="T12">der versucht Arbeit mit Tiefe </text:span><text:soft-page-break/><text:span text:style-name="T12">Objekt Graphen zu erleichtern. </text:span><text:span text:style-name="T85">Es bringt Interessante Erweiterungen an das ExpandoObjekt die leider schöner auf dem Papier als in der Realität klingen.</text:span></text:p>
      <text:p text:style-name="P36"><text:span text:style-name="T64">N</text:span><text:span text:style-name="T18">ancyFx</text:span></text:p>
      <text:p text:style-name="P13">Nancy is<text:span text:style-name="T86">t ein Web-</text:span>Microframework.<text:span text:style-name="T86"> Es erlaube ein Leichtgewichtiges und ohne Zeremonieloses Art-und-weise um Webseiten zu anbieten. Gegensätzlich zu <text:s/></text:span>ASP.NET MVC <text:span text:style-name="T86">enthält </text:span>Nancy <text:span text:style-name="T86">nur die Nötige Kern Funktionalitäten Out-of-the-box und muss für der Rest einfach erweitert werden</text:span>.</text:p>
      <text:p text:style-name="P22"/>
      <text:p text:style-name="P45"><text:span text:style-name="T65">Nancy </text:span><text:span text:style-name="T86">verwendet D</text:span><text:span text:style-name="T65">ynami</text:span><text:span text:style-name="T86">sche Objekte für seinen Databinding. Wenn man eine 'R</text:span>oute<text:span text:style-name="T86">' definiert, versucht </text:span>Nancy <text:span text:style-name="T86">dafür Parameters zu schnappen und bietet diese in ein </text:span><text:span text:style-name="T65">Expando</text:span><text:span text:style-name="T86">-Ähnliches O</text:span>bje<text:span text:style-name="T86">k</text:span>t. <text:span text:style-name="T86">Zum Beispiel wird die Folgende Route mit ein </text:span>HTTP-GET Request <text:span text:style-name="T86">auf </text:span>"/hello/bob" <text:span text:style-name="T86">oder </text:span>"/hello/nancy" URIs <text:span text:style-name="T86">aktiviert</text:span>. Nancy <text:span text:style-name="T86">empfangt dann </text:span>"bob" <text:span text:style-name="T86">oder </text:span>"nancy" <text:span text:style-name="T86">und verpackt es in der D</text:span>ynami<text:span text:style-name="T86">sche D</text:span>ictionary <text:span text:style-name="T86">'</text:span>parameters<text:span text:style-name="T86">'</text:span>.</text:p>
      <text:p text:style-name="P9"/>
      <text:p text:style-name="P4">Get["/hello/{name}"] = parameters =&gt; {</text:p>
      <text:p text:style-name="P4"><text:s text:c="4"/>return "Hello " + parameters.name;</text:p>
      <text:p text:style-name="P4">};</text:p>
      <text:p text:style-name="P9"/>
      <text:p text:style-name="P63"><text:span text:style-name="T86">Nancy kann unterschiedliche Parameters fangen: </text:span><text:span text:style-name="T18">query string, captured parameters &amp; body </text:span><text:span text:style-name="T86">der Request. Alle diese in ein Dictionary zu packen ist eine schlaue Idee. <text:s/>Es ist sehr einfach für der Anwender und auch einfacher für der Framework selbst. </text:span></text:p>
      <text:p text:style-name="P46"/>
      <text:p text:style-name="P46"><text:span text:style-name="T86">Es ist da sehr einfach zu wissen dass 'parameter.name' ein Wert haben wird. Es ist aber weniger einfach zu wissen dass 'parameters.option' existiert wenn </text:span>"/hello/nancy?option=default" <text:span text:style-name="T86">aufgerufen wird. Da wird der Entdeckbarkeit etwas schwieriger.</text:span></text:p>
      <text:p text:style-name="P9"/>
      <text:p text:style-name="Standard">Nancy<text:span text:style-name="T18"> </text:span><text:span text:style-name="T86">verwendet auch D</text:span><text:span text:style-name="T18">ynami</text:span><text:span text:style-name="T86">sche Objekte in das Ergebnisse von den Routen</text:span><text:span text:style-name="T18">. </text:span><text:span text:style-name="T66">Nancy </text:span><text:span text:style-name="T86">verwendet ein A</text:span><text:span text:style-name="T66">dapter </text:span><text:span text:style-name="T86">Muster um die zurückgegebene Objekte zu behandeln. Dies werden dann an ein Spezializiertes Modul weitergegeben. Dieses '</text:span><text:span text:style-name="T66">dynamic</text:span><text:span text:style-name="T86">' verwendung ist einfacher für der Framework, weniger Interfaces werden benötigt und beliebige Adapters können nachgeliefert werden. So bleibt der Flexibilität so hoch wie es geht... mit alle Nachteile dass man denken kann wenn irgendwas schief gehen sollte.</text:span></text:p>
      <text:p text:style-name="P35"><text:soft-page-break/>Gemini</text:p>
      <text:p text:style-name="P10">Oak is<text:span text:style-name="T87">t eben so O</text:span>pen<text:span text:style-name="T87">-S</text:span>ource <text:span text:style-name="T87">und versucht das Entwicklungsprozess von</text:span> <text:span text:style-name="T87">'</text:span>Single Page Application<text:span text:style-name="T87">s'</text:span> (SPA) <text:span text:style-name="T87">mit .NET</text:span> <text:span text:style-name="T87">zu Ändern. Es bringt C# und </text:span>Javascript <text:span text:style-name="T87">näher an einander und bringt Rails-ähnliche Konstrukte und Tools mit</text:span>. </text:p>
      <text:p text:style-name="P23"/>
      <text:p text:style-name="P88"><text:span text:style-name="T87">Unter anderem Oaks verwendet sehr stark ein so genannte 'Gemini' Komponent.</text:span> <text:span text:style-name="T87">An einen Gemini Objekt können Eigenschaften und Methoden hinzugefügt werden und es unterstuzt Selbstbeobachtung.</text:span></text:p>
      <text:p text:style-name="P23"/>
      <text:p text:style-name="P38">dynamic gemini = new Gemini(new { FirstName = "Jane", LastName = "Doe" });</text:p>
      <text:p text:style-name="P38">gemini.MiddleInitial = "J";</text:p>
      <text:p text:style-name="P38"/>
      <text:p text:style-name="P38">gemini.RespondsTo("FirstName"); //this would return true</text:p>
      <text:p text:style-name="P38">gemini.RespondsTo("IDontExist"); //this would return false</text:p>
      <text:p text:style-name="P38"/>
      <text:p text:style-name="P38">gemini.SayHello = new DynamicFunction(() =&gt; "Hello");</text:p>
      <text:p text:style-name="P38">gemini.SayHello(); //calling method</text:p>
      <text:p text:style-name="P38"/>
      <text:p text:style-name="P38">IDictionary&lt;string, object&gt; members = gemini.Hash(); //Get the members of the object</text:p>
      <text:p text:style-name="P38">IEnumerable&lt;string, object&gt; methods = gemini.Delegates(); //Get the Methods of the object</text:p>
      <text:p text:style-name="P9"/>
      <text:p text:style-name="P40"><text:span text:style-name="T87">Oak verwendet meistens Gemini Objekte für Model-Binding, Daten hin &amp; zurück vom Views zu reichen, aber auch als Schlüsselkomponent um Datenbanken anzusprechen, JSON Konvertierungen zu leisten usw.</text:span></text:p>
      <text:p text:style-name="P35">Simple.Data</text:p>
      <text:p text:style-name="P11">Simple.Data <text:span text:style-name="T88">geht noch ein schritt weiter. Anhand eines massives Verbrauch von der '</text:span>TryGetMember<text:span text:style-name="T88">'</text:span> <text:span text:style-name="T88">Methode</text:span>, <text:span text:style-name="T88">es erlaubt die Spontan-Definition von Query-Ähnliche Strukturen um Datenbanken zu manipulieren. Der Syntax ist dann viel näher an eine Menschliche-Sprache und lässt sich viel besser bearbeiten</text:span>.</text:p>
      <text:p text:style-name="P11"/>
      <text:p text:style-name="P30"><text:span text:style-name="T88">In der Folgende Beispiel, '</text:span>database<text:span text:style-name="T88">' ist ein D</text:span>ynami<text:span text:style-name="T88">sches Objekt:</text:span></text:p>
      <text:p text:style-name="P24"/>
      <text:p text:style-name="P29">database.Customers.FindAllByCustomerId(3);</text:p>
      <text:p text:style-name="P31"/>
      <text:p text:style-name="P31"><text:soft-page-break/>//The produced query: SELECT * FROM Customers WHERE CustomerId = 3</text:p>
      <text:p text:style-name="P11"/>
      <text:p text:style-name="P24"><text:span text:style-name="T89">Der Eckstein in Simple.Data ist dieses Schlaues kapselung von O</text:span>bje<text:span text:style-name="T89">kte</text:span>, <text:span text:style-name="T89">K</text:span>ommand<text:span text:style-name="T89">os</text:span> <text:span text:style-name="T89">u</text:span>nd <text:span text:style-name="T89">D</text:span>at<text:span text:style-name="T89">en </text:span>in <text:span text:style-name="T89">eine sehr lesbare Form</text:span>.</text:p>
      <text:p text:style-name="P11"/>
      <text:p text:style-name="P43"><text:span text:style-name="T89">Die meisten Klassen in </text:span>Simple.Data <text:span text:style-name="T89">erben von </text:span>DynamicObject <text:span text:style-name="T89">un</text:span>d <text:span text:style-name="T89">verwenden 'R</text:span>egexes<text:span text:style-name="T89">'</text:span> <text:span text:style-name="T89">um die Members zu parsen, e.g. die verschiedene Blöcke in '</text:span>TryGetMember<text:span text:style-name="T89">' zu identifizieren.</text:span> </text:p>
      <text:p text:style-name="P43"/>
      <text:p text:style-name="P56"><text:span text:style-name="T89">Dieses verwendung von 'dynamics' erlaubt eine Fle</text:span><text:span text:style-name="T67">xible </text:span><text:span text:style-name="T89">Verkettung von Datenbank orientierte-konzepte. Weil der Set an mögliche Kommandos</text:span><text:span text:style-name="T67"> </text:span><text:span text:style-name="T89">relativ gering ist </text:span><text:span text:style-name="T18">(Find, FindAllByXXX, OrderByXXX, Select, WithXXX, Where etc.) </text:span><text:span text:style-name="T89">bleibt die Entdeckbarkeit hoch.</text:span></text:p>
      <text:p text:style-name="P37">Fazit</text:p>
      <text:p text:style-name="P12"><text:span text:style-name="T68">We've </text:span><text:span text:style-name="T69">(briefly) </text:span><text:span text:style-name="T68">seen in this article </text:span><text:span text:style-name="T69">various constructs and usages of the dynamic keyword that are currently used in the wild. </text:span><text:span text:style-name="T71">From the DynamicDictionary to the ExpandoObject, ElasticObjects and GeminiObjects via their usages in XML manipulations, NancyFx, Oak and Simple.Data.</text:span></text:p>
      <text:p text:style-name="P32"/>
      <text:p text:style-name="P25"><text:span text:style-name="T69">Beside the mental gymnastic </text:span><text:span text:style-name="T70">that goes with it</text:span><text:span text:style-name="T69">, the most interesting part behind those concepts </text:span><text:span text:style-name="T70">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6"><text:span text:style-name="T61">These </text:span><text:span text:style-name="T70">were </text:span><text:span text:style-name="T61">the examples I know </text:span><text:span text:style-name="T70">of</text:span><text:span text:style-name="T61">. If you happen to cross path with some other specimens in the wild, I'd be really happy to know about it. If not for my personal satisfaction, do it for the kittens!</text:span></text:p>
      <text:p text:style-name="Referenzen">Referenzen</text:p>
      <text:p text:style-name="P81"><text:span text:style-name="T17">[1] </text:span><text:a xlink:type="simple" xlink:href="http://www.hanselman.com/blog/C4AndTheDynamicKeywordWhirlwindTourAroundNET4AndVisualStudio2010Beta1.aspx"><text:span text:style-name="T17">http://www.hanselman.com/blog/C4AndTheDynamicKeywordWhirlwindTourAroundNET4AndVisualStudio2010Beta1.aspx</text:span></text:a></text:p>
      <text:p text:style-name="P77">[2] <text:a xlink:type="simple" xlink:href="http://de.wikipedia.org/wiki/Duck_Typing">http://de.wikipedia.org/wiki/Duck_Typing</text:a></text:p>
      <text:p text:style-name="P78">[3] <text:a xlink:type="simple" xlink:href="http://en.wikipedia.org/wiki/Intelli-sense">http://en.wikipedia.org/wiki/Intelli-sense</text:a></text:p>
      <text:p text:style-name="P78">[4] <text:a xlink:type="simple" xlink:href="http://ironpython.net/">http://ironpython.net/</text:a></text:p>
      <text:p text:style-name="P79"><text:span text:style-name="T72">[5] </text:span><text:a xlink:type="simple" xlink:href="http://www.ironruby.net/"><text:span text:style-name="T72">http://www.ironruby.net/</text:span></text:a></text:p>
      <text:p text:style-name="P79"><text:span text:style-name="T72">[6] </text:span><text:a xlink:type="simple" xlink:href="http://www.codeproject.com/Articles/121374/Step-by-step-guidance-of-calling-Iron-Python-Funct"><text:span text:style-name="T72">http://www.codeproject.com/Articles/121374/Step-by-step-guidance-of-calling-Iron-Python-Funct</text:span></text:a></text:p>
      <text:p text:style-name="P79"><text:soft-page-break/><text:span text:style-name="T72">[7] </text:span><text:a xlink:type="simple" xlink:href="http://www.asp.net/mvc"><text:span text:style-name="T72">http://www.asp.net/mvc</text:span></text:a></text:p>
      <text:p text:style-name="P79"><text:span text:style-name="T72">[8] </text:span><text:a xlink:type="simple" xlink:href="http://nancyfx.org/"><text:span text:style-name="T72">http://nancyfx.org/</text:span></text:a></text:p>
      <text:p text:style-name="P79"><text:span text:style-name="T72">[9] </text:span><text:a xlink:type="simple" xlink:href="https://github.com/markrendle/Simple.Data"><text:span text:style-name="T72">https://github.com/markrendle/Simple.Data</text:span></text:a></text:p>
      <text:p text:style-name="P79"><text:span text:style-name="T72">[10] </text:span><text:a xlink:type="simple" xlink:href="http://amirrajan.github.io/Oak/"><text:span text:style-name="T72">http://amirrajan.github.io/Oak/</text:span></text:a></text:p>
      <text:p text:style-name="P79"><text:span text:style-name="T72">[11] </text:span><text:a xlink:type="simple" xlink:href="http://blogs.msdn.com/b/csharpfaq/archive/2009/10/01/dynamic-in-c-4-0-introducing-the-expandoobject.aspx"><text:span text:style-name="T72">http://blogs.msdn.com/b/csharpfaq/archive/2009/10/01/dynamic-in-c-4-0-introducing-the-expandoobject.aspx</text:span></text:a></text:p>
      <text:p text:style-name="P80"><text:span text:style-name="T73">[12] </text:span><text:a xlink:type="simple" xlink:href="http://elasticobject.codeplex.com/"><text:span text:style-name="T73">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15</meta:editing-cycles>
    <meta:editing-duration>PT9H23M35S</meta:editing-duration>
    <dc:date>2013-07-09T10:33:52.29</dc:date>
    <dc:creator>Tim Bourguignon</dc:creator>
    <meta:document-statistic meta:table-count="0" meta:image-count="0" meta:object-count="0" meta:page-count="17" meta:paragraph-count="119" meta:word-count="1864" meta:character-count="13511" meta:non-whitespace-character-count="11743"/>
    <meta:user-defined meta:name="Info 1"/>
    <meta:user-defined meta:name="Info 2"/>
    <meta:user-defined meta:name="Info 3"/>
    <meta:user-defined meta:name="Info 4"/>
  </office:meta>
</office:document-meta>
</file>